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&lt;style&gt; </text:p>
      <text:p text:style-name="Standard">div {</text:p>
      <text:p text:style-name="Standard"><text:s text:c="2"/>border: 2px solid;</text:p>
      <text:p text:style-name="Standard"><text:s text:c="2"/>padding: 20px; </text:p>
      <text:p text:style-name="Standard"><text:s text:c="2"/>width: 300px;</text:p>
      <text:p text:style-name="Standard"><text:s text:c="2"/>resize: both;</text:p>
      <text:p text:style-name="Standard"><text:s text:c="2"/>overflow: auto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h1&gt;The resize Property&lt;/h1&gt;</text:p>
      <text:p text:style-name="Standard"/>
      <text:p text:style-name="Standard">&lt;div&gt;</text:p>
      <text:p text:style-name="Standard"><text:s text:c="2"/>&lt;p&gt;Let the user resize both the height and the width of this div element.&lt;/p&gt;</text:p>
      <text:p text:style-name="Standard"><text:s text:c="2"/>&lt;p&gt;To resize: Click and drag the bottom right corner of this div element.&lt;/p&gt;</text:p>
      <text:p text:style-name="Standard">&lt;/div&gt;</text:p>
      <text:p text:style-name="Standard"/>
      <text:p text:style-name="Standard">&lt;p&gt;&lt;b&gt;Note:&lt;/b&gt; Internet Explorer does not support the resize property.&lt;/p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3:18:54.986651027</meta:creation-date>
    <dc:date>2019-02-24T23:19:24.146061308</dc:date>
    <meta:editing-duration>PT29S</meta:editing-duration>
    <meta:editing-cycles>1</meta:editing-cycles>
    <meta:document-statistic meta:table-count="0" meta:image-count="0" meta:object-count="0" meta:page-count="1" meta:paragraph-count="22" meta:word-count="65" meta:character-count="432" meta:non-whitespace-character-count="373"/>
    <meta:generator>LibreOffice/6.0.7.3$Linux_X86_64 LibreOffice_project/00m0$Build-3</meta:generator>
  </office:meta>
</office:document-meta>
</file>